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P-SK</text:p>
      <text:h text:style-name="Heading_20_1" text:outline-level="1">MO</text:h>
      <text:list text:style-name="L1">
        <text:list-item>
          <text:p text:style-name="Standard">socky</text:p>
        </text:list-item>
      </text:list>
      <text:list text:style-name="L1">
        <text:list-item>
          <text:p text:style-name="Standard">web obsah</text:p>
          <text:list text:style-name="L1">
            <text:list-item>
              <text:p text:style-name="Standard">navody</text:p>
              <text:list text:style-name="L1">
                <text:list-item>
                  <text:p text:style-name="Standard">sberne misto</text:p>
                </text:list-item>
              </text:list>
              <text:list text:style-name="L1">
                <text:list-item>
                  <text:p text:style-name="Standard">stat se priznivcem, zapojeni se do kampane</text:p>
                </text:list-item>
              </text:list>
            </text:list-item>
          </text:list>
          <text:list text:style-name="L1">
            <text:list-item>
              <text:p text:style-name="Standard">mapa sbernych mist</text:p>
            </text:list-item>
          </text:list>
          <text:list text:style-name="L1">
            <text:list-item>
              <text:p text:style-name="Standard">materialy ke stazeni</text:p>
            </text:list-item>
          </text:list>
          <text:list text:style-name="L1">
            <text:list-item>
              <text:p text:style-name="Standard">financni info</text:p>
              <text:list text:style-name="L1">
                <text:list-item>
                  <text:p text:style-name="Standard">fundraising</text:p>
                </text:list-item>
              </text:list>
              <text:list text:style-name="L1">
                <text:list-item>
                  <text:p text:style-name="Standard">rozpocet, resp. za co se utraci</text:p>
                </text:list-item>
              </text:list>
            </text:list-item>
          </text:list>
        </text:list-item>
      </text:list>
      <text:list text:style-name="L1">
        <text:list-item>
          <text:p text:style-name="Standard">graficke predlohy</text:p>
        </text:list-item>
      </text:list>
      <text:h text:style-name="Heading_20_1" text:outline-level="1">AO</text:h>
      <text:list text:style-name="L1">
        <text:list-item>
          <text:p text:style-name="Standard">system sbernych miest, procesy</text:p>
          <text:list text:style-name="L1">
            <text:list-item>
              <text:p text:style-name="Standard">nekde je plakat a box na haroky a stycny dustojnik, ktery haroky preposila na centralu</text:p>
            </text:list-item>
          </text:list>
          <text:list text:style-name="L1">
            <text:list-item>
              <text:p text:style-name="Standard">stycny dustojnik ma kratky navod</text:p>
              <text:list text:style-name="L1">
                <text:list-item>
                  <text:p text:style-name="Standard">eg. chci se stat priznivcem, chci zalozit sberne misto</text:p>
                </text:list-item>
              </text:list>
            </text:list-item>
          </text:list>
          <text:list text:style-name="L1">
            <text:list-item>
              <text:p text:style-name="Standard">stycny dustojnik cas od casu odesle haroky na centralu a dostane novy matros</text:p>
            </text:list-item>
          </text:list>
        </text:list-item>
      </text:list>
      <text:list text:style-name="L1">
        <text:list-item>
          <text:p text:style-name="Standard">haroky</text:p>
        </text:list-item>
      </text:list>
      <text:list text:style-name="L1">
        <text:list-item>
          <text:p text:style-name="Standard">spisovna</text:p>
          <text:list text:style-name="L1">
            <text:list-item>
              <text:p text:style-name="Standard">repozitar na githubu</text:p>
            </text:list-item>
          </text:list>
          <text:list text:style-name="L1">
            <text:list-item>
              <text:p text:style-name="Standard">https://github.com/ppsk/spisy</text:p>
            </text:list-item>
          </text:list>
        </text:list-item>
      </text:list>
      <text:list text:style-name="L1">
        <text:list-item>
          <text:p text:style-name="Standard">obsah webu - dokumenty</text:p>
          <text:list text:style-name="L1">
            <text:list-item>
              <text:p text:style-name="Standard">program</text:p>
              <text:list text:style-name="L1">
                <text:list-item>
                  <text:p text:style-name="Standard">pracovni skupiny</text:p>
                  <text:list text:style-name="L1">
                    <text:list-item>
                      <text:p text:style-name="Standard">seznam skupin</text:p>
                    </text:list-item>
                  </text:list>
                  <text:list text:style-name="L1">
                    <text:list-item>
                      <text:p text:style-name="Standard">seznam clenu</text:p>
                    </text:list-item>
                  </text:list>
                  <text:list text:style-name="L1">
                    <text:list-item>
                      <text:p text:style-name="Standard">kdy a kde je dalsi meeting</text:p>
                    </text:list-item>
                  </text:list>
                  <text:list text:style-name="L1">
                    <text:list-item>
                      <text:p text:style-name="Standard">vystupy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stanovy</text:p>
            </text:list-item>
          </text:list>
          <text:list text:style-name="L1">
            <text:list-item>
              <text:p text:style-name="Standard">spisovna</text:p>
            </text:list-item>
          </text:list>
          <text:list text:style-name="L1">
            <text:list-item>
              <text:p text:style-name="Standard">organizacni struktura</text:p>
              <text:list text:style-name="L1">
                <text:list-item>
                  <text:p text:style-name="Standard">cinnosti</text:p>
                </text:list-item>
              </text:list>
              <text:list text:style-name="L1">
                <text:list-item>
                  <text:p text:style-name="Standard">kontaktni osoby</text:p>
                </text:list-item>
              </text:list>
              <text:list text:style-name="L1">
                <text:list-item>
                  <text:p text:style-name="Standard">s ohledem na "jak se zapojit"</text:p>
                </text:list-item>
              </text:list>
            </text:list-item>
          </text:list>
        </text:list-item>
      </text:list>
      <text:h text:style-name="Heading_20_1" text:outline-level="1">RV</text:h>
      <text:list text:style-name="L1">
        <text:list-item>
          <text:p text:style-name="Standard">stanovy</text:p>
        </text:list-item>
      </text:list>
      <text:list text:style-name="L1">
        <text:list-item>
          <text:p text:style-name="Standard">manifest</text:p>
        </text:list-item>
      </text:list>
      <text:list text:style-name="L1">
        <text:list-item>
          <text:p text:style-name="Standard">pracovni skupiny</text:p>
        </text:list-item>
      </text:list>
      <text:h text:style-name="Heading_20_1" text:outline-level="1">TO</text:h>
      <text:list text:style-name="L1">
        <text:list-item>
          <text:p text:style-name="Standard">web technicky</text:p>
          <text:list text:style-name="L1">
            <text:list-item>
              <text:p text:style-name="Standard">https://github.com/ppsk/web2</text:p>
            </text:list-item>
          </text:list>
          <text:list text:style-name="L1">
            <text:list-item>
              <text:p text:style-name="Standard">domena</text:p>
            </text:list-item>
          </text:list>
        </text:list-item>
      </text:list>
      <text:list text:style-name="L1">
        <text:list-item>
          <text:p text:style-name="Standard">personalni evidence technicky</text:p>
          <text:list text:style-name="L1">
            <text:list-item>
              <text:p text:style-name="Standard">mailchimp</text:p>
            </text:list-item>
          </text:list>
        </text:list-item>
      </text:list>
      <text:h text:style-name="Heading_20_1" text:outline-level="1">PO</text:h>
      <text:list text:style-name="L1">
        <text:list-item>
          <text:p text:style-name="Standard">personalni evidence</text:p>
        </text:list-item>
      </text:list>
      <text:list text:style-name="L1">
        <text:list-item>
          <text:p text:style-name="Standard">komunikace s dobrovolniky</text:p>
          <text:list text:style-name="L1">
            <text:list-item>
              <text:p text:style-name="Standard">newslettery o prubehu kampane etc.</text:p>
            </text:list-item>
          </text:list>
          <text:list text:style-name="L1">
            <text:list-item>
              <text:p text:style-name="Standard">uvitacka novym zajemcum</text:p>
            </text:list-item>
          </text:list>
          <text:list text:style-name="L1">
            <text:list-item>
              <text:p text:style-name="Standard">infostranka s moznostmi, jak se zapojit</text:p>
            </text:list-item>
          </text:list>
        </text:list-item>
      </text:list>
      <text:list text:style-name="L1">
        <text:list-item>
          <text:p text:style-name="Standard">logistika sbernych mist</text:p>
        </text:list-item>
      </text:list>
      <text:h text:style-name="Heading_20_1" text:outline-level="1">FO</text:h>
      <text:list text:style-name="L1">
        <text:list-item>
          <text:p text:style-name="Standard">financovani kampane</text:p>
          <text:list text:style-name="L1">
            <text:list-item>
              <text:p text:style-name="Standard">kickstarter style</text:p>
            </text:list-item>
          </text:list>
          <text:list text:style-name="L1">
            <text:list-item>
              <text:p text:style-name="Standard">napr. Indiegogo</text:p>
              <text:list text:style-name="L1">
                <text:list-item>
                  <text:p text:style-name="Standard">https://www.indiegogo.com/choose-your-platform</text:p>
                </text:list-item>
              </text:list>
            </text:list-item>
          </text:list>
        </text:list-item>
      </text:list>
      <text:list text:style-name="L1">
        <text:list-item>
          <text:p text:style-name="Standard">rozpocet</text:p>
        </text:list-item>
      </text:list>
      <text:list text:style-name="L1">
        <text:list-item>
          <text:p text:style-name="Standard">transparentni ucty</text:p>
          <text:list text:style-name="L1">
            <text:list-item>
              <text:p text:style-name="Standard">na Slovensku, popr. v CR</text:p>
            </text:list-item>
          </text:list>
        </text:list-item>
      </text:list>
      <text:list text:style-name="L1">
        <text:list-item>
          <text:p text:style-name="Standard">popr. logistika materialu</text:p>
          <text:list text:style-name="L1">
            <text:list-item>
              <text:p text:style-name="Standard">zajisteni propagacnich materialu, darku z fundraisingu (spoluprace s MO)</text:p>
            </text:list-item>
          </text:list>
          <text:list text:style-name="L1">
            <text:list-item>
              <text:p text:style-name="Standard">sprava skladu</text:p>
            </text:list-item>
          </text:list>
        </text:list-item>
      </text:list>
      <text:h text:style-name="Heading_20_1" text:outline-level="1">RP</text:h>
      <text:list text:style-name="L1">
        <text:list-item>
          <text:p text:style-name="Standard">sprava OS</text:p>
        </text:list-item>
      </text:list>
      <text:list text:style-name="L1">
        <text:list-item>
          <text:p text:style-name="Standard">koordinace PV</text:p>
        </text:list-item>
      </text:list>
      <text:list text:style-name="L1">
        <text:list-item>
          <text:p text:style-name="Standard">komunikace s MV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